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P2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margin-left="0in" fo:margin-right="0.472in" style:line-height-at-least="0.25in" fo:text-indent="0in" style:auto-text-indent="false" style:text-autospace="none"/>
      <style:text-properties style:use-window-font-color="true" style:font-name="Verdana" fo:font-size="12pt" style:font-name-asian="Verdana" style:font-size-asian="12pt" style:font-name-complex="Verdana" style:font-size-complex="12pt"/>
    </style:style>
  </office:automatic-styles>
  <office:body>
    <office:text text:use-soft-page-breaks="true">
      <text:tracked-changes>
        <text:changed-region text:id="ct-1419801944">
          <text:deletion>
            <office:change-info>
              <dc:creator>Ashok Hariharan</dc:creator>
              <dc:date>2010-05-25T11:05:00</dc:date>
            </office:change-info>
            <text:h text:style-name="Heading_20_1" text:outline-level="1">Triffids</text:h>
          </text:deletion>
        </text:changed-region>
        <text:changed-region text:id="ct-1419801608">
          <text:insertion>
            <office:change-info>
              <dc:creator>Ashok Hariharan</dc:creator>
              <dc:date>2010-05-25T11:05:00</dc:date>
            </office:change-info>
          </text:insertion>
        </text:changed-region>
        <text:changed-region text:id="ct-1415334332">
          <text:deletion>
            <office:change-info>
              <dc:creator>Ashok Hariharan</dc:creator>
              <dc:date>2010-05-21T09:47:00</dc:date>
            </office:change-info>
            <text:p text:style-name="P1">And yet, when I started functioning a little more smartly, I became doubtful. After all, the odds were that it was I who was wrong, and not everyone else—though I did not see how that could be. I went on waiting, tinged with doubt. </text:p>
            <text:p text:style-name="P1"/>
            <text:p text:style-name="P1">But presently I had my first bit of objective evidence—a distant clock struck what sounded to me just like eight.</text:p>
          </text:deletion>
        </text:changed-region>
        <text:changed-region text:id="ct-1415334220">
          <text:insertion>
            <office:change-info>
              <dc:creator>Ashok Hariharan</dc:creator>
              <dc:date>2010-05-24T17:41:00</dc:date>
            </office:change-info>
          </text:insertion>
        </text:changed-region>
        <text:changed-region text:id="ct-1415334108">
          <text:deletion>
            <office:change-info>
              <dc:creator>Ashok Hariharan</dc:creator>
              <dc:date>2010-05-24T17:41:00</dc:date>
            </office:change-info>
            <text:p text:style-name="P1">eight</text:p>
          </text:deletion>
        </text:changed-region>
        <text:changed-region text:id="ct-1419800824">
          <text:deletion>
            <office:change-info>
              <dc:creator>Ashok Hariharan</dc:creator>
              <dc:date>2010-05-25T11:05:00</dc:date>
            </office:change-info>
            <text:p text:style-name="P1">Then I knew things were awry. 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y of the <text:change text:change-id="ct-1419801944"/><text:change-start text:change-id="ct-1419801608"/>Chrysalids<text:change-end text:change-id="ct-1419801608"/></text:h>
      <text:p text:style-name="P1"/>
      <text:p text:style-name="P1">When a day that you happen to know is Wednesday starts off by sounding like Sunday, there is something seriously wrong somewhere.  I felt that from the moment I woke. <text:change text:change-id="ct-1415334332"/><text:s/>I listened hard and suspiciously. Soon another clock began, on a hard, decisive note. In a leisurely fashion it gave an indisputable <text:change-start text:change-id="ct-1415334220"/>nine<text:change-end text:change-id="ct-1415334220"/><text:change text:change-id="ct-1415334108"/>. <text:change text:change-id="ct-1419800824"/></text:p>
      <text:p text:style-name="P1"/>
      <text:p text:style-name="P1"> The way I came to miss the end of the world—well, the end of the world I had known for close on thirty years—was sheer accident: like a lot of survival, when you come to think of it. In the nature of things a good many somebodies are always in hospital, and the law of averages had picked on me to be one of them a week or so before. It might just as easily have been the week before that—in which case I’d not be writing now: I’d not be here at all. But chance played it not only that I should be in hospital at that particular time, but that my eyes, and indeed my whole head, should be wreathed in bandages—and that’s why I have to be grateful to whoever orders these averages. At the time, however, I was only peevish, wondering what in thunder went on, for I had been in the place long enough to know that, next to the matron, the clock is the most sacred thing in a hospital.  </text:p>
      <text:p text:style-name="P1"/>
      <text:p text:style-name="P1">That was one of the best reasons I had for appreciating a private room. In a public ward the messy proceeding would have taken place a whole unnecessary hour earlier. But here, today, clocks of varying reliability were continuing to strike eight in all directions—and still nobody had shown up.  </text:p>
      <text:p text:style-name="P1"/>
      <text:p text:style-name="P1">Much as I disliked the sponging process, and useless as it had been to suggest that the help of a guiding hand as far as the bathroom could eliminate it, its failure to occur was highly disconcerting. Besides, it was normally a close forerunner of breakfast, and I was feeling hungry.  Probably I would have been aggrieved about it any morning, but today, <text:soft-page-break/>this Wednesday, May 8, was an occasion of particular personal importance. I was doubly anxious to get all the fuss and routine over because this was the day they were going to take off my band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10-02-09T12:00:01</meta:creation-date>
    <dc:date>2010-05-25T11:05:26</dc:date>
    <meta:editing-duration>PT00H19M01S</meta:editing-duration>
    <meta:editing-cycles>29</meta:editing-cycles>
    <meta:generator>OpenOffice.org/3.1$Linux OpenOffice.org_project/310m19$Build-9420</meta:generator>
    <dc:creator>Ashok Hariharan</dc:creator>
    <meta:document-statistic meta:table-count="0" meta:image-count="0" meta:object-count="0" meta:page-count="2" meta:paragraph-count="10" meta:word-count="454" meta:character-count="2449"/>
    <meta:user-defined meta:name="BungeniDocAuthor">Clerk</meta:user-defined>
    <meta:user-defined meta:name="BungeniDocOwner">Abo Iringo</meta:user-defined>
  </office:meta>
</office:document-meta>
</file>